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0.396cm"/>
    </style:style>
    <style:style style:name="gr2" style:family="graphic" style:parent-style-name="standard">
      <style:graphic-properties draw:stroke="none" draw:fill="none" fo:min-height="0.523cm"/>
    </style:style>
    <style:style style:name="P1" style:family="paragraph">
      <style:paragraph-properties fo:margin-top="0.42cm" fo:margin-bottom="0.35cm"/>
      <style:text-properties fo:font-size="10pt" style:font-size-asian="10pt" style:font-size-complex="10pt"/>
    </style:style>
    <style:style style:name="P2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.361cm" svg:height="0.646cm" svg:x="3.286cm" svg:y="4.048cm">
          <draw:text-box>
            <text:p text:style-name="P1">Index</text:p>
          </draw:text-box>
        </draw:frame>
        <draw:frame draw:style-name="gr2" draw:text-style-name="P2" draw:layer="layout" svg:width="6.439cm" svg:height="0.773cm" svg:x="4.848cm" svg:y="4.037cm">
          <draw:text-box>
            <text:p text:style-name="P1">线程安全的存储接口ThreadSafeStor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5-20T11:27:25.272540476</meta:creation-date>
    <meta:generator>LibreOffice/6.0.7.3$Linux_X86_64 LibreOffice_project/00m0$Build-3</meta:generator>
    <dc:date>2021-05-21T20:42:29.665546305</dc:date>
    <meta:editing-duration>P1DT9H3M55S</meta:editing-duration>
    <meta:editing-cycles>1</meta:editing-cycles>
    <meta:document-statistic meta:object-count="2"/>
  </office:meta>
</office:document-meta>
</file>